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F00000212AA22C0CF24095152.png" manifest:media-type="image/png"/>
  <manifest:file-entry manifest:full-path="Pictures/100021B200008D2E00004F60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draw:auto-grow-height="true" fo:min-height="2cm"/>
    </style:style>
    <style:style style:name="pr5" style:family="presentation" style:parent-style-name="Metropolis-outline1">
      <style:graphic-properties draw:textarea-vertical-align="middle" fo:min-height="10.298cm"/>
    </style:style>
    <style:style style:name="pr6" style:family="presentation" style:parent-style-name="Metropolis-notes">
      <style:graphic-properties draw:fill-color="#ffffff" fo:min-height="14cm"/>
    </style:style>
    <style:style style:name="pr7" style:family="presentation" style:parent-style-name="Metropolis-outline1">
      <style:graphic-properties fo:min-height="10.29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style:font-name="Liberation Sans2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2"/>
    </style:style>
    <style:style style:name="T4" style:family="text">
      <style:text-properties style:font-name="Liberation Mono"/>
    </style:style>
    <style:style style:name="T5" style:family="text">
      <style:text-properties style:font-name="Liberation Mono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Protocolo Matrix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<text:span text:style-name="T1">Descripción general de un protocol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Protocolo Matrix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Protocolo de desarrollo abierto</text:p>
                <text:list>
                  <text:list-item>
                    <text:p>Código libre con licencia Apache</text:p>
                  </text:list-item>
                </text:list>
              </text:list-item>
              <text:list-item>
                <text:p>Particularidades</text:p>
                <text:list>
                  <text:list-item>
                    <text:p>Descentralizado</text:p>
                  </text:list-item>
                  <text:list-item>
                    <text:p>Comunicación a través de HTTP</text:p>
                  </text:list-item>
                  <text:list-item>
                    <text:p>Fiable</text:p>
                  </text:list-item>
                  <text:list-item>
                    <text:p>Segu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Particularidades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Decentralizado</text:p>
                <text:list>
                  <text:list-item>
                    <text:p>No existe ninguna entidad centralizada (Whatsapp, Telegram)</text:p>
                  </text:list-item>
                  <text:list-item>
                    <text:p>Cada servidor funciona de manera independiente</text:p>
                    <text:list>
                      <text:list-item>
                        <text:p>Casos de uso: Uso de intranet para una empresa, universidad…</text:p>
                      </text:list-item>
                      <text:list-item>
                        <text:p><text:span text:style-name="T2">@alejnp:matrix.ugr.es</text:span></text:p>
                        <text:list>
                          <text:list-item>
                            <text:p><text:span text:style-name="T3">Nombre de usuario</text:span></text:p>
                          </text:list-item>
                          <text:list-item>
                            <text:p><text:span text:style-name="T3">Dominio del servidor Matrix</text:span></text:p>
                          </text:list-item>
                        </text:list>
                      </text:list-item>
                    </text:list>
                  </text:list-item>
                  <text:list-item>
                    <text:p>Las caídas no implica una indisponibilidad del servic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Particularidades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Comunicación HTTP con interfaz RESTful</text:p>
                <text:list>
                  <text:list-item>
                    <text:p>Verbos HTTP: <text:span text:style-name="T4">GET</text:span>, <text:span text:style-name="T4">POST</text:span>, PUT… </text:p>
                  </text:list-item>
                  <text:list-item>
                    <text:p>Mensajes en formato JSON</text:p>
                    <text:list>
                      <text:list-item>
                        <text:p><text:span text:style-name="T4">{ “msgtype” : “m.text”, body: “Hello Matrix!” }</text:span></text:p>
                      </text:list-item>
                    </text:list>
                  </text:list-item>
                  <text:list-item>
                    <text:p>Puntos de enlace como URL</text:p>
                    <text:list>
                      <text:list-item>
                        <text:p><text:span text:style-name="T5">https://matrix.example.com/_matrix/client/VER/</text:span></text:p>
                        <text:list>
                          <text:list-item>
                            <text:p><text:span text:style-name="T4">…</text:span><text:span text:style-name="T5">/rooms/ROOM_ID/send/…?access_token=TOKEN</text:span></text:p>
                          </text:list-item>
                          <text:list-item>
                            <text:p><text:span text:style-name="T4">…</text:span><text:span text:style-name="T5">/sync?access_token=TOK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Particularidades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Fiable</text:p>
                <text:list>
                  <text:list-item>
                    <text:p>Los servidores mantienen un histórico de mensajes</text:p>
                  </text:list-item>
                  <text:list-item>
                    <text:p>Las conversaciones se pueden restaurar con orden cronológico</text:p>
                  </text:list-item>
                </text:list>
              </text:list-item>
              <text:list-item>
                <text:p>Seguro</text:p>
                <text:list>
                  <text:list-item>
                    <text:p>Encriptación por defecto de la comunicación (TLS)</text:p>
                  </text:list-item>
                  <text:list-item>
                    <text:p>Conversaciones encriptadas End-to-End (Olm)</text:p>
                  </text:list-item>
                  <text:list-item>
                    <text:p>Servidores con certificados firm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Ejemplo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2">@laura:matrix.example.com</text:span><text:span text:style-name="T3"> </text:span>envía mensaje “Hola Mundo”</text:p>
                <text:list>
                  <text:list-item>
                    <text:p><text:span text:style-name="T4">PUT </text:span><text:span text:style-name="T5">https://matrix.example.com/</text:span><text:span text:style-name="T4">… </text:span></text:p>
                  </text:list-item>
                </text:list>
              </text:list-item>
              <text:list-item>
                <text:p><text:span text:style-name="T3">El servidor recibe un evento de mensaje, y envía este mensaje a todos los servidores participantes</text:span></text:p>
              </text:list-item>
              <text:list-item>
                <text:p><text:span text:style-name="T3">Los servidores registran el mensaje recibido en su histórico.</text:span></text:p>
                <text:list>
                  <text:list-item>
                    <text:p><text:span text:style-name="T5">https://matrix.example.es</text:span> es uno de ell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Ejemplo</text:p>
          </draw:text-box>
        </draw:frame>
        <draw:frame presentation:style-name="pr7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2">@pedro:matrix.example.es</text:span><text:span text:style-name="T3"> solicita la conversación</text:span></text:p>
                <text:list>
                  <text:list-item>
                    <text:p><text:span text:style-name="T4">GET </text:span><text:span text:style-name="T5">https://matrix.example.es/</text:span><text:span text:style-name="T4">…</text:span></text:p>
                  </text:list-item>
                </text:list>
              </text:list-item>
              <text:list-item>
                <text:p><text:span text:style-name="T2">@pedro:matrix.example.es</text:span><text:span text:style-name="T3"> ahora tiene acceso a la conversación comple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Clientes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Matrix es un protocolo abierto, capaz de ser implementado por diferentes clientes.</text:p>
              </text:list-item>
              <text:list-item>
                <text:p>Diferentes paradigmas:</text:p>
                <text:list>
                  <text:list-item>
                    <text:p>CLI: Weechat/Matrix, … </text:p>
                  </text:list-item>
                  <text:list-item>
                    <text:p>Web: Riot, … </text:p>
                  </text:list-item>
                  <text:list-item>
                    <text:p>Mobile: Riot iOS, Riot Android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1T0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Live Demo</text:p>
          </draw:text-box>
        </draw:frame>
        <draw:frame presentation:style-name="pr2" draw:text-style-name="P3" draw:layer="layout" svg:width="25.2cm" svg:height="10.548cm" svg:x="1.4cm" svg:y="3.8cm" presentation:class="subtitle">
          <draw:text-box>
            <text:p><text:a xlink:href="https://matrix.org/#about" xlink:type="simple">https://matrix.org/#about</text:a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Recursos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Diapositivas disponibles en Github:</text:p>
                <text:list>
                  <text:list-item>
                    <text:p><text:span text:style-name="T4"><text:a xlink:href="https://alxe.github.io/UGR_FR/matrix.pdf" xlink:type="simple">https://alxe.github.io/UGR_FR/matrix.pdf</text:a></text:span><text:span text:style-name="T4"><text:s/></text:span></text:p>
                  </text:list-item>
                </text:list>
              </text:list-item>
              <text:list-item>
                <text:p><text:span text:style-name="T3">Más información sobre Matrix:</text:span></text:p>
                <text:list>
                  <text:list-item>
                    <text:p><text:span text:style-name="T4"><text:a xlink:href="https://matrix.org/" xlink:type="simple">https://matrix.org/</text:a></text:span></text:p>
                  </text:list-item>
                  <text:list-item>
                    <text:p><text:span text:style-name="T4"><text:a xlink:href="https://matrix.org/docs/spec/" xlink:type="simple">https://matrix.org/docs/spec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3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AA22C0CF24095152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Alejandro Núñez Pérez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5:32.260558870</meta:creation-date>
    <meta:editing-duration>PT53M24S</meta:editing-duration>
    <meta:editing-cycles>16</meta:editing-cycles>
    <meta:generator>LibreOffice/5.4.2.2.0$Linux_X86_64 LibreOffice_project/40$Build-2</meta:generator>
    <dc:title>Metropolis</dc:title>
    <dc:date>2017-11-10T18:32:50.189544647</dc:date>
    <meta:document-statistic meta:object-count="62"/>
  </office:meta>
</office:document-meta>
</file>